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s_E2" table:style-name="ta1">
        <table:shapes>
          <draw:frame draw:z-index="0" draw:style-name="gr1" draw:text-style-name="P1" svg:width="19.203cm" svg:height="12.243cm" svg:x="16.245cm" svg:y="0.376cm">
            <draw:object draw:notify-on-update-of-ranges="resultados_E2.A3:resultados_E2.A22 resultados_E2.B2:resultados_E2.B2 resultados_E2.B3:resultados_E2.B22 resultados_E2.C2:resultados_E2.C2 resultados_E2.C3:resultados_E2.C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539cm" svg:height="8.595cm" svg:x="0.334cm" svg:y="4.038cm">
            <draw:object draw:notify-on-update-of-ranges="resultados_E2.A3:resultados_E2.A22 resultados_E2.B2:resultados_E2.B2 resultados_E2.B3:resultados_E2.B22 resultados_E2.C2:resultados_E2.C2 resultados_E2.C3:resultados_E2.C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3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 table:number-columns-spanned="3" table:number-rows-spanned="1">
            <text:p>Tempo médio de execução (Matriz resultado: 2400 x 2400)</text:p>
          </table:table-cell>
          <table:covered-table-cell table:number-columns-repeated="2"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aralelo_Processos</text:p>
          </table:table-cell>
          <table:table-cell table:style-name="ce1" office:value-type="string" calcext:value-type="string">
            <text:p>Paralelo_Threads</text:p>
          </table:table-cell>
          <table:table-cell table:number-columns-repeated="1021"/>
        </table:table-row>
        <table:table-row table:style-name="ro1" table:visibility="collapse">
          <table:table-cell table:style-name="ce1" office:value-type="string" calcext:value-type="string">
            <text:p>180000 = [n1xm2/32]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 table:visibility="collapse">
          <table:table-cell table:style-name="ce1" office:value-type="string" calcext:value-type="string">
            <text:p>180000 = [n1xm2/32]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1021"/>
        </table:table-row>
        <table:table-row table:style-name="ro1" table:visibility="collapse">
          <table:table-cell table:style-name="ce1" office:value-type="string" calcext:value-type="string">
            <text:p>180000 = [n1xm2/32]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[n1xm2/32]</text:p>
          </table:table-cell>
          <table:table-cell table:style-name="ce4" table:formula="of:=AVERAGE([.B3:.B5])" office:value-type="float" office:value="6" calcext:value-type="float">
            <text:p>6,00</text:p>
          </table:table-cell>
          <table:table-cell table:style-name="ce4" table:formula="of:=AVERAGE([.C3:.C5])" office:value-type="float" office:value="5.66666666666667" calcext:value-type="float">
            <text:p>5,67</text:p>
          </table:table-cell>
          <table:table-cell table:style-name="ce3" table:number-columns-repeated="1021"/>
        </table:table-row>
        <table:table-row table:style-name="ro1" table:visibility="collapse">
          <table:table-cell table:style-name="ce1" office:value-type="string" calcext:value-type="string">
            <text:p>360000 = [n1xm2/16]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21"/>
        </table:table-row>
        <table:table-row table:style-name="ro1" table:visibility="collapse">
          <table:table-cell table:style-name="ce1" office:value-type="string" calcext:value-type="string">
            <text:p>360000 = [n1xm2/16]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1"/>
        </table:table-row>
        <table:table-row table:style-name="ro1" table:visibility="collapse">
          <table:table-cell table:style-name="ce1" office:value-type="string" calcext:value-type="string">
            <text:p>360000 = [n1xm2/16]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[n1xm2/16]</text:p>
          </table:table-cell>
          <table:table-cell table:style-name="ce4" table:formula="of:=AVERAGE([.B7:.B9])" office:value-type="float" office:value="11.6666666666667" calcext:value-type="float">
            <text:p>11,67</text:p>
          </table:table-cell>
          <table:table-cell table:style-name="ce4" table:formula="of:=AVERAGE([.C7:.C9])" office:value-type="float" office:value="10.3333333333333" calcext:value-type="float">
            <text:p>10,33</text:p>
          </table:table-cell>
          <table:table-cell table:style-name="ce3" table:number-columns-repeated="1021"/>
        </table:table-row>
        <table:table-row table:style-name="ro1" table:visibility="collapse">
          <table:table-cell table:style-name="ce1" office:value-type="string" calcext:value-type="string">
            <text:p>720000 = [n1xm2/8]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21"/>
        </table:table-row>
        <table:table-row table:style-name="ro1" table:visibility="collapse">
          <table:table-cell table:style-name="ce1" office:value-type="string" calcext:value-type="string">
            <text:p>720000 = [n1xm2/8]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21"/>
        </table:table-row>
        <table:table-row table:style-name="ro1" table:visibility="collapse">
          <table:table-cell table:style-name="ce1" office:value-type="string" calcext:value-type="string">
            <text:p>720000 = [n1xm2/8]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[n1xm2/8]</text:p>
          </table:table-cell>
          <table:table-cell table:style-name="ce4" table:formula="of:=AVERAGE([.B11:.B13])" office:value-type="float" office:value="23.3333333333333" calcext:value-type="float">
            <text:p>23,33</text:p>
          </table:table-cell>
          <table:table-cell table:style-name="ce4" table:formula="of:=AVERAGE([.C11:.C13])" office:value-type="float" office:value="19" calcext:value-type="float">
            <text:p>19,00</text:p>
          </table:table-cell>
          <table:table-cell table:style-name="ce3" table:number-columns-repeated="1021"/>
        </table:table-row>
        <table:table-row table:style-name="ro1" table:visibility="collapse">
          <table:table-cell table:style-name="ce1" office:value-type="string" calcext:value-type="string">
            <text:p>1440000 = [n1xm2/4]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021"/>
        </table:table-row>
        <table:table-row table:style-name="ro1" table:visibility="collapse">
          <table:table-cell table:style-name="ce1" office:value-type="string" calcext:value-type="string">
            <text:p>1440000 = [n1xm2/4]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021"/>
        </table:table-row>
        <table:table-row table:style-name="ro1" table:visibility="collapse">
          <table:table-cell table:style-name="ce1" office:value-type="string" calcext:value-type="string">
            <text:p>1440000 = [n1xm2/4]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[n1xm2/4]</text:p>
          </table:table-cell>
          <table:table-cell table:style-name="ce4" table:formula="of:=AVERAGE([.B15:.B17])" office:value-type="float" office:value="44" calcext:value-type="float">
            <text:p>44,00</text:p>
          </table:table-cell>
          <table:table-cell table:style-name="ce4" table:formula="of:=AVERAGE([.C15:.C17])" office:value-type="float" office:value="37" calcext:value-type="float">
            <text:p>37,00</text:p>
          </table:table-cell>
          <table:table-cell table:style-name="ce3" table:number-columns-repeated="1021"/>
        </table:table-row>
        <table:table-row table:style-name="ro1" table:visibility="collapse">
          <table:table-cell table:style-name="ce1" office:value-type="string" calcext:value-type="string">
            <text:p>2880000 = [n1xm2/2]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1021"/>
        </table:table-row>
        <table:table-row table:style-name="ro1" table:visibility="collapse">
          <table:table-cell table:style-name="ce1" office:value-type="string" calcext:value-type="string">
            <text:p>2880000 = [n1xm2/2]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1021"/>
        </table:table-row>
        <table:table-row table:style-name="ro1" table:visibility="collapse">
          <table:table-cell table:style-name="ce1" office:value-type="string" calcext:value-type="string">
            <text:p>2880000 = [n1xm2/2]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[n1xm2/2]</text:p>
          </table:table-cell>
          <table:table-cell table:style-name="ce4" table:formula="of:=AVERAGE([.B19:.B21])" office:value-type="float" office:value="88" calcext:value-type="float">
            <text:p>88,00</text:p>
          </table:table-cell>
          <table:table-cell table:style-name="ce4" table:formula="of:=AVERAGE([.C19:.C21])" office:value-type="float" office:value="73" calcext:value-type="float">
            <text:p>73,00</text:p>
          </table:table-cell>
          <table:table-cell table:style-name="ce3"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1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8:14:36.949451833</meta:creation-date>
    <dc:date>2022-09-30T13:25:52.651837040</dc:date>
    <meta:editing-duration>PT46M54S</meta:editing-duration>
    <meta:editing-cycles>7</meta:editing-cycles>
    <meta:generator>LibreOffice/7.3.6.2$Linux_X86_64 LibreOffice_project/30$Build-2</meta:generator>
    <meta:document-statistic meta:table-count="2" meta:cell-count="6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54cm" svg:height="8.596cm" xlink:href=".." xlink:type="simple" chart:class="chart:line" chart:style-name="ch1">
        <chart:title svg:x="1.866cm" svg:y="0.307cm" chart:style-name="ch2">
          <text:p>Tempo médio de execução (Matriz resultado: 2400 x 2400)</text:p>
        </chart:title>
        <chart:legend chart:legend-position="end" svg:x="10.879cm" svg:y="3.771cm" style:legend-expansion="custom" svg:width="4.117cm" svg:height="1.054cm" style:legend-expansion-aspect-ratio="3.90607210626186" chart:style-name="ch3"/>
        <chart:plot-area chart:style-name="ch4" table:cell-range-address="resultados_E2.A2:resultados_E2.C22" chart:data-source-has-labels="both" svg:x="1.321cm" svg:y="1.257cm" svg:width="9.496cm" svg:height="6.187cm">
          <chart:coordinate-region svg:x="2.604cm" svg:y="1.456cm" svg:width="7.445cm" svg:height="5.341cm"/>
          <chart:axis chart:dimension="x" chart:name="primary-x" chart:style-name="ch5" chartooo:axis-type="auto">
            <chartooo:date-scale/>
            <chart:title svg:x="2.81cm" svg:y="7.615cm" chart:style-name="ch6">
              <text:p>P (quantidade de elementos em um arquivo)</text:p>
            </chart:title>
            <chart:categories table:cell-range-address="resultados_E2.A3:resultados_E2.A22"/>
          </chart:axis>
          <chart:axis chart:dimension="y" chart:name="primary-y" chart:style-name="ch7">
            <chart:title svg:x="0.441cm" svg:y="5.354cm" chart:style-name="ch8">
              <text:p>Tempo (segundos)</text:p>
            </chart:title>
            <chart:grid chart:style-name="ch9" chart:class="major"/>
          </chart:axis>
          <chart:series chart:style-name="ch10" chart:values-cell-range-address="resultados_E2.B3:resultados_E2.B22" chart:label-cell-address="resultados_E2.B2:resultados_E2.B2" chart:class="chart:line">
            <chart:data-point chart:repeated="5"/>
          </chart:series>
          <chart:series chart:style-name="ch11" chart:values-cell-range-address="resultados_E2.C3:resultados_E2.C22" chart:label-cell-address="resultados_E2.C2:resultados_E2.C2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elo_Processos</text:p>
                <draw:g>
                  <svg:desc>resultados_E2.B2:resultados_E2.B2</svg:desc>
                </draw:g>
              </table:table-cell>
              <table:table-cell office:value-type="string">
                <text:p>Paralelo_Threads</text:p>
                <draw:g>
                  <svg:desc>resultados_E2.C2:resultados_E2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n1xm2/32]</text:p>
                <draw:g>
                  <svg:desc>resultados_E2.A3:resultados_E2.A22</svg:desc>
                </draw:g>
              </table:table-cell>
              <table:table-cell office:value-type="float" office:value="6">
                <text:p>6</text:p>
                <draw:g>
                  <svg:desc>resultados_E2.B3:resultados_E2.B22</svg:desc>
                </draw:g>
              </table:table-cell>
              <table:table-cell office:value-type="float" office:value="5.66666666666667">
                <text:p>5.66666666666667</text:p>
                <draw:g>
                  <svg:desc>resultados_E2.C3:resultados_E2.C22</svg:desc>
                </draw:g>
              </table:table-cell>
            </table:table-row>
            <table:table-row>
              <table:table-cell office:value-type="string">
                <text:p>[n1xm2/16]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10.3333333333333">
                <text:p>10.3333333333333</text:p>
              </table:table-cell>
            </table:table-row>
            <table:table-row>
              <table:table-cell office:value-type="string">
                <text:p>[n1xm2/8]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[n1xm2/4]</text:p>
              </table:table-cell>
              <table:table-cell office:value-type="float" office:value="44">
                <text:p>4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[n1xm2/2]</text:p>
              </table:table-cell>
              <table:table-cell office:value-type="float" office:value="88">
                <text:p>88</text:p>
              </table:table-cell>
              <table:table-cell office:value-type="float" office:value="73">
                <text:p>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Tendência Exponencial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13" style:family="chart">
      <style:text-properties fo:color="#0000ee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chart-properties chart:regression-name="Tendência Exponencial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ff420e"/>
    </style:style>
    <style:style style:name="ch16" style:family="chart">
      <style:text-properties fo:color="#cc000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9.204cm" svg:height="12.244cm" xlink:href=".." xlink:type="simple" chart:class="chart:line" chart:style-name="ch1">
        <chart:title svg:x="3.698cm" svg:y="0.38cm" chart:style-name="ch2">
          <text:p>Tempo médio de execução (Matriz resultado: 2400 x 2400)</text:p>
        </chart:title>
        <chart:subtitle svg:x="4.902cm" svg:y="1.403cm" chart:style-name="ch3">
          <text:p>R²: Coeficiente de determinação da linha de tendência</text:p>
        </chart:subtitle>
        <chart:legend chart:legend-position="end" svg:x="14.248cm" svg:y="5.202cm" style:legend-expansion="custom" svg:width="4.489cm" svg:height="2.092cm" style:legend-expansion-aspect-ratio="2.14579349904398" chart:style-name="ch4"/>
        <chart:plot-area chart:style-name="ch5" table:cell-range-address="resultados_E2.A2:resultados_E2.C22" chart:data-source-has-labels="both" svg:x="1.395cm" svg:y="2.33cm" svg:width="12.509cm" svg:height="8.689cm">
          <chart:coordinate-region svg:x="2.678cm" svg:y="2.53cm" svg:width="10.457cm" svg:height="7.842cm"/>
          <chart:axis chart:dimension="x" chart:name="primary-x" chart:style-name="ch6" chartooo:axis-type="auto">
            <chartooo:date-scale/>
            <chart:title svg:x="4.39cm" svg:y="11.263cm" chart:style-name="ch7">
              <text:p>P (quantidade de elementos em um arquivo)</text:p>
            </chart:title>
            <chart:categories table:cell-range-address="resultados_E2.A3:resultados_E2.A22"/>
          </chart:axis>
          <chart:axis chart:dimension="y" chart:name="primary-y" chart:style-name="ch8">
            <chart:title svg:x="0.435cm" svg:y="7.841cm" chart:style-name="ch9">
              <text:p>Tempo (segundos)</text:p>
            </chart:title>
            <chart:grid chart:style-name="ch10" chart:class="major"/>
          </chart:axis>
          <chart:series chart:style-name="ch11" chart:values-cell-range-address="resultados_E2.B3:resultados_E2.B22" chart:label-cell-address="resultados_E2.B2:resultados_E2.B2" chart:class="chart:line">
            <chart:regression-curve chart:style-name="ch12">
              <chart:equation chart:display-equation="false" chart:display-r-square="true" chart:style-name="ch13"/>
            </chart:regression-curve>
            <chart:data-point chart:repeated="5"/>
          </chart:series>
          <chart:series chart:style-name="ch14" chart:values-cell-range-address="resultados_E2.C3:resultados_E2.C22" chart:label-cell-address="resultados_E2.C2:resultados_E2.C2" chart:class="chart:line">
            <chart:regression-curve chart:style-name="ch15">
              <chart:equation chart:display-equation="false" chart:display-r-square="true" chart:style-name="ch16"/>
            </chart:regression-curve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elo_Processos</text:p>
                <draw:g>
                  <svg:desc>resultados_E2.B2:resultados_E2.B2</svg:desc>
                </draw:g>
              </table:table-cell>
              <table:table-cell office:value-type="string">
                <text:p>Paralelo_Threads</text:p>
                <draw:g>
                  <svg:desc>resultados_E2.C2:resultados_E2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n1xm2/32]</text:p>
                <draw:g>
                  <svg:desc>resultados_E2.A3:resultados_E2.A22</svg:desc>
                </draw:g>
              </table:table-cell>
              <table:table-cell office:value-type="float" office:value="6">
                <text:p>6</text:p>
                <draw:g>
                  <svg:desc>resultados_E2.B3:resultados_E2.B22</svg:desc>
                </draw:g>
              </table:table-cell>
              <table:table-cell office:value-type="float" office:value="5.66666666666667">
                <text:p>5.66666666666667</text:p>
                <draw:g>
                  <svg:desc>resultados_E2.C3:resultados_E2.C22</svg:desc>
                </draw:g>
              </table:table-cell>
            </table:table-row>
            <table:table-row>
              <table:table-cell office:value-type="string">
                <text:p>[n1xm2/16]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10.3333333333333">
                <text:p>10.3333333333333</text:p>
              </table:table-cell>
            </table:table-row>
            <table:table-row>
              <table:table-cell office:value-type="string">
                <text:p>[n1xm2/8]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[n1xm2/4]</text:p>
              </table:table-cell>
              <table:table-cell office:value-type="float" office:value="44">
                <text:p>4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[n1xm2/2]</text:p>
              </table:table-cell>
              <table:table-cell office:value-type="float" office:value="88">
                <text:p>88</text:p>
              </table:table-cell>
              <table:table-cell office:value-type="float" office:value="73">
                <text:p>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